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nux Biolinum O1" svg:font-family="'Linux Biolinum O'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Biolinum O2" svg:font-family="'Linux Biolinum O'" style:font-family-generic="system" style:font-pitch="variable"/>
  </office:font-face-decls>
  <office:automatic-styles>
    <style:style style:name="Table" style:family="table">
      <style:table-properties style:width="18.002cm" fo:break-before="page" table:align="margins"/>
    </style:style>
    <style:style style:name="Table.A" style:family="table-column">
      <style:table-column-properties style:column-width="3.999cm" style:rel-column-width="14556*"/>
    </style:style>
    <style:style style:name="Table.B" style:family="table-column">
      <style:table-column-properties style:column-width="6.004cm" style:rel-column-width="21857*"/>
    </style:style>
    <style:style style:name="Table.C" style:family="table-column">
      <style:table-column-properties style:column-width="7.999cm" style:rel-column-width="29122*"/>
    </style:style>
    <style:style style:name="Table.A1" style:family="table-cell">
      <style:table-cell-properties fo:padding="0.097cm" fo:border="none"/>
    </style:style>
    <style:style style:name="P1" style:family="paragraph" style:parent-style-name="Table_20_Contents">
      <style:paragraph-properties fo:line-height="115%"/>
      <style:text-properties style:font-name="Linux Biolinum O1" fo:font-size="11pt" officeooo:rsid="00118ad0" officeooo:paragraph-rsid="00118ad0" style:font-size-asian="11pt" style:font-size-complex="11pt"/>
    </style:style>
    <style:style style:name="P2" style:family="paragraph" style:parent-style-name="Table_20_Contents">
      <style:paragraph-properties fo:line-height="115%"/>
      <style:text-properties style:font-name="Linux Biolinum O1" fo:font-size="11pt" fo:font-weight="bold" officeooo:rsid="00118ad0" officeooo:paragraph-rsid="00118ad0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line-height="115%"/>
      <style:text-properties style:font-name="Linux Biolinum O1" fo:font-size="11pt" fo:font-style="normal" fo:font-weight="bold" officeooo:rsid="00118ad0" officeooo:paragraph-rsid="00118ad0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Table_20_Contents">
      <style:paragraph-properties fo:line-height="150%"/>
      <style:text-properties style:font-name="Linux Biolinum O1" fo:font-size="10pt" officeooo:rsid="00177055" officeooo:paragraph-rsid="00177055" style:font-size-asian="10pt" style:font-size-complex="10pt"/>
    </style:style>
    <style:style style:name="P5" style:family="paragraph" style:parent-style-name="Table_20_Contents">
      <style:paragraph-properties fo:line-height="115%"/>
      <style:text-properties fo:color="#808080" loext:opacity="100%" style:font-name="Linux Biolinum O1" fo:font-size="11pt" officeooo:rsid="00118ad0" officeooo:paragraph-rsid="00118ad0" style:font-size-asian="11pt" style:font-size-complex="11pt"/>
    </style:style>
    <style:style style:name="P6" style:family="paragraph" style:parent-style-name="Standard">
      <style:paragraph-properties fo:line-height="115%"/>
      <style:text-properties style:font-name="Linux Biolinum O1" fo:font-size="9pt" fo:font-weight="normal" officeooo:rsid="00177055" officeooo:paragraph-rsid="0019442c" style:font-size-asian="9pt" style:font-weight-asian="normal" style:font-size-complex="9pt" style:font-weight-complex="normal"/>
    </style:style>
    <style:style style:name="P7" style:family="paragraph" style:parent-style-name="Table_20_Contents">
      <style:paragraph-properties fo:line-height="150%"/>
      <style:text-properties style:font-name="Linux Biolinum O1" fo:font-size="10pt" officeooo:rsid="00177055" officeooo:paragraph-rsid="002111a1" style:font-size-asian="10pt" style:font-size-complex="10pt"/>
    </style:style>
    <style:style style:name="P8" style:family="paragraph" style:parent-style-name="Table_20_Contents">
      <style:paragraph-properties fo:line-height="150%"/>
      <style:text-properties style:font-name="Linux Biolinum O1" fo:font-size="10pt" officeooo:rsid="0019442c" officeooo:paragraph-rsid="002111a1" style:font-size-asian="10pt" style:font-size-complex="10pt"/>
    </style:style>
    <style:style style:name="P9" style:family="paragraph" style:parent-style-name="Table_20_Contents">
      <style:paragraph-properties fo:line-height="150%"/>
      <style:text-properties style:font-name="Linux Biolinum O1" fo:font-size="10pt" officeooo:rsid="002111a1" officeooo:paragraph-rsid="002111a1" style:font-size-asian="10pt" style:font-size-complex="10pt"/>
    </style:style>
    <style:style style:name="P10" style:family="paragraph" style:parent-style-name="Table_20_Contents">
      <style:paragraph-properties fo:line-height="115%"/>
      <style:text-properties style:font-name="Linux Biolinum O1" fo:font-size="10pt" officeooo:rsid="00213559" officeooo:paragraph-rsid="00213559" style:font-size-asian="10pt" style:font-size-complex="10pt"/>
    </style:style>
    <style:style style:name="P11" style:family="paragraph" style:parent-style-name="Table_20_Contents">
      <style:paragraph-properties fo:line-height="115%"/>
      <style:text-properties style:font-name="Linux Biolinum O1" fo:font-size="10pt" officeooo:rsid="00118ad0" officeooo:paragraph-rsid="00118ad0" style:font-size-asian="10pt" style:font-size-complex="10pt"/>
    </style:style>
    <style:style style:name="P12" style:family="paragraph" style:parent-style-name="Table_20_Contents">
      <style:paragraph-properties fo:line-height="115%"/>
      <style:text-properties style:font-name="Linux Biolinum O1" fo:font-size="10pt" officeooo:rsid="001319dd" officeooo:paragraph-rsid="001319dd" style:font-size-asian="10pt" style:font-size-complex="10pt"/>
    </style:style>
    <style:style style:name="P13" style:family="paragraph" style:parent-style-name="Table_20_Contents">
      <style:paragraph-properties fo:line-height="115%"/>
      <style:text-properties style:font-name="Linux Biolinum O1" fo:font-size="10pt" fo:font-weight="bold" officeooo:rsid="00118ad0" officeooo:paragraph-rsid="00118ad0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115%"/>
      <style:text-properties style:font-name="Linux Biolinum O1" fo:font-size="10pt" fo:font-weight="bold" officeooo:rsid="00213559" officeooo:paragraph-rsid="00213559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line-height="115%"/>
      <style:text-properties style:font-name="Linux Biolinum O1" fo:font-size="10pt" fo:font-weight="bold" officeooo:rsid="001319dd" officeooo:paragraph-rsid="001319d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line-height="115%"/>
      <style:text-properties style:font-name="Linux Biolinum O1" fo:font-size="10pt" fo:font-weight="normal" officeooo:rsid="00213559" officeooo:paragraph-rsid="00213559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line-height="115%"/>
      <style:text-properties style:font-name="Linux Biolinum O1" fo:font-size="10pt" fo:font-style="italic" officeooo:rsid="001319dd" officeooo:paragraph-rsid="001319dd" style:font-size-asian="10pt" style:font-style-asian="italic" style:font-size-complex="10pt" style:font-style-complex="italic"/>
    </style:style>
    <style:style style:name="P18" style:family="paragraph" style:parent-style-name="Table_20_Contents">
      <style:paragraph-properties fo:line-height="115%"/>
      <style:text-properties style:font-name="Linux Biolinum O1" fo:font-size="9pt" officeooo:rsid="0014bd5d" officeooo:paragraph-rsid="0014bd5d" style:font-size-asian="9pt" style:font-size-complex="9pt"/>
    </style:style>
    <style:style style:name="P19" style:family="paragraph" style:parent-style-name="Table_20_Contents">
      <style:paragraph-properties fo:line-height="115%"/>
      <style:text-properties style:font-name="Linux Biolinum O1" fo:font-size="9pt" officeooo:rsid="0015cb8a" officeooo:paragraph-rsid="0015cb8a" style:font-size-asian="9pt" style:font-size-complex="9pt"/>
    </style:style>
    <style:style style:name="P20" style:family="paragraph" style:parent-style-name="Table_20_Contents">
      <style:paragraph-properties fo:line-height="115%"/>
      <style:text-properties style:font-name="Linux Biolinum O1" fo:font-size="9pt" fo:font-style="italic" officeooo:rsid="001319dd" officeooo:paragraph-rsid="001319dd" style:font-size-asian="9pt" style:font-style-asian="italic" style:font-size-complex="9pt" style:font-style-complex="italic"/>
    </style:style>
    <style:style style:name="P21" style:family="paragraph" style:parent-style-name="Table_20_Contents">
      <style:paragraph-properties fo:line-height="115%"/>
      <style:text-properties style:font-name="Linux Biolinum O1" fo:font-size="9pt" fo:font-weight="bold" officeooo:rsid="00177055" officeooo:paragraph-rsid="00177055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line-height="115%"/>
      <style:text-properties style:font-name="Linux Biolinum O1" fo:font-size="9pt" fo:font-weight="normal" officeooo:rsid="00177055" officeooo:paragraph-rsid="0019442c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line-height="115%"/>
      <style:text-properties style:font-name="Linux Biolinum O1" fo:font-size="9pt" fo:font-weight="normal" officeooo:rsid="00177055" officeooo:paragraph-rsid="001f3151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line-height="115%"/>
      <style:text-properties fo:color="#808080" loext:opacity="100%" style:font-name="Linux Biolinum O1" fo:font-size="11pt" officeooo:rsid="00118ad0" officeooo:paragraph-rsid="00213559" style:font-size-asian="11pt" style:font-size-complex="11pt"/>
    </style:style>
    <style:style style:name="P25" style:family="paragraph" style:parent-style-name="Table_20_Contents">
      <style:paragraph-properties fo:line-height="115%"/>
      <style:text-properties fo:color="#808080" loext:opacity="100%" style:font-name="Linux Biolinum O1" fo:font-size="10pt" officeooo:rsid="00118ad0" officeooo:paragraph-rsid="00118ad0" style:font-size-asian="10pt" style:font-size-complex="10pt"/>
    </style:style>
    <style:style style:name="P26" style:family="paragraph" style:parent-style-name="Table_20_Contents">
      <style:paragraph-properties fo:line-height="115%"/>
      <style:text-properties fo:color="#808080" loext:opacity="100%" style:font-name="Linux Biolinum O1" fo:font-size="10pt" officeooo:rsid="001319dd" officeooo:paragraph-rsid="001319dd" style:font-size-asian="10pt" style:font-size-complex="10pt"/>
    </style:style>
    <style:style style:name="P27" style:family="paragraph" style:parent-style-name="Table_20_Contents">
      <style:paragraph-properties fo:line-height="115%"/>
      <style:text-properties fo:color="#808080" loext:opacity="100%" style:font-name="Linux Biolinum O1" fo:font-size="10pt" fo:font-style="normal" officeooo:rsid="001319dd" officeooo:paragraph-rsid="001319dd" style:font-size-asian="10pt" style:font-style-asian="normal" style:font-size-complex="10pt" style:font-style-complex="normal"/>
    </style:style>
    <style:style style:name="P28" style:family="paragraph" style:parent-style-name="Table_20_Contents">
      <style:paragraph-properties fo:line-height="115%"/>
      <style:text-properties fo:color="#999999" loext:opacity="100%" style:font-name="Linux Biolinum O1" fo:font-size="10pt" officeooo:rsid="00118ad0" officeooo:paragraph-rsid="00118ad0" style:font-size-asian="10pt" style:font-size-complex="10pt"/>
    </style:style>
    <style:style style:name="P29" style:family="paragraph" style:parent-style-name="Table_20_Contents">
      <style:paragraph-properties fo:line-height="115%"/>
      <style:text-properties fo:color="#999999" loext:opacity="100%" style:font-name="Linux Biolinum O1" fo:font-size="10pt" fo:font-weight="normal" officeooo:rsid="00213559" officeooo:paragraph-rsid="00213559" style:font-size-asian="10pt" style:font-weight-asian="normal" style:font-size-complex="10pt" style:font-weight-complex="normal"/>
    </style:style>
    <style:style style:name="P30" style:family="paragraph" style:parent-style-name="Table_20_Contents">
      <style:text-properties fo:color="#999999" loext:opacity="100%" style:font-name="Linux Biolinum O1" fo:font-size="9pt" fo:font-style="normal" officeooo:rsid="001319dd" style:font-size-asian="9pt" style:font-style-asian="normal" style:font-size-complex="9pt" style:font-style-complex="normal"/>
    </style:style>
    <style:style style:name="P31" style:family="paragraph" style:parent-style-name="Table_20_Contents">
      <style:paragraph-properties fo:line-height="115%"/>
      <style:text-properties fo:color="#999999" loext:opacity="100%" style:font-name="Linux Biolinum O1" fo:font-size="9pt" fo:font-style="normal" officeooo:rsid="001319dd" officeooo:paragraph-rsid="001319dd" style:font-size-asian="9pt" style:font-style-asian="normal" style:font-size-complex="9pt" style:font-style-complex="normal"/>
    </style:style>
    <style:style style:name="P32" style:family="paragraph" style:parent-style-name="Table_20_Contents">
      <style:paragraph-properties fo:line-height="115%"/>
      <style:text-properties fo:font-size="9pt" officeooo:paragraph-rsid="001f3151" style:font-size-asian="9pt" style:font-size-complex="9pt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font-name="Linux Biolinum O1" fo:font-size="9pt" fo:font-style="normal" officeooo:rsid="0014bd5d" officeooo:paragraph-rsid="0014bd5d" style:font-size-asian="9pt" style:font-style-asian="normal" style:font-size-complex="9pt" style:font-style-complex="normal"/>
    </style:style>
    <style:style style:name="P34" style:family="paragraph" style:parent-style-name="Table_20_Contents">
      <style:paragraph-properties fo:line-height="115%"/>
      <style:text-properties fo:color="#000000" loext:opacity="100%" style:font-name="Linux Biolinum O1" fo:font-size="9pt" fo:font-style="normal" officeooo:rsid="0014bd5d" officeooo:paragraph-rsid="0014bd5d" style:font-size-asian="9pt" style:font-style-asian="normal" style:font-size-complex="9pt" style:font-style-complex="normal"/>
    </style:style>
    <style:style style:name="P35" style:family="paragraph" style:parent-style-name="Table_20_Contents">
      <style:text-properties fo:color="#000000" loext:opacity="100%" style:font-name="Linux Biolinum O1" fo:font-size="9pt" fo:font-style="normal" officeooo:rsid="001319dd" style:font-size-asian="9pt" style:font-style-asian="normal" style:font-size-complex="9pt" style:font-style-complex="normal"/>
    </style:style>
    <style:style style:name="P36" style:family="paragraph" style:parent-style-name="Table_20_Contents">
      <style:paragraph-properties fo:line-height="115%"/>
      <style:text-properties fo:color="#000000" loext:opacity="100%" style:font-name="Linux Biolinum O1" fo:font-size="9pt" fo:font-style="normal" officeooo:rsid="001319dd" officeooo:paragraph-rsid="001319dd" style:font-size-asian="9pt" style:font-style-asian="normal" style:font-size-complex="9pt" style:font-style-complex="normal"/>
    </style:style>
    <style:style style:name="P37" style:family="paragraph" style:parent-style-name="Table_20_Contents">
      <style:text-properties fo:color="#000000" loext:opacity="100%" style:font-name="Linux Biolinum O1" fo:font-size="9pt" fo:font-style="italic" officeooo:rsid="0014bd5d" style:font-size-asian="9pt" style:font-style-asian="italic" style:font-size-complex="9pt" style:font-style-complex="italic"/>
    </style:style>
    <style:style style:name="T1" style:family="text">
      <style:text-properties style:font-name="Linux Biolinum O1" fo:font-size="10pt" officeooo:rsid="0019442c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4bd5d" style:font-style-asian="italic" style:font-style-complex="italic"/>
    </style:style>
    <style:style style:name="T4" style:family="text">
      <style:text-properties fo:font-style="italic" officeooo:rsid="0015cb8a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5cb8a"/>
    </style:style>
    <style:style style:name="T7" style:family="text">
      <style:text-properties fo:color="#808080" loext:opacity="100%"/>
    </style:style>
    <style:style style:name="T8" style:family="text">
      <style:text-properties fo:color="#808080" loext:opacity="100%" style:font-name="Linux Biolinum O1" fo:font-weight="normal" officeooo:rsid="00177055" style:font-weight-asian="normal" style:font-weight-complex="normal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officeooo:rsid="0019442c"/>
    </style:style>
    <style:style style:name="T11" style:family="text">
      <style:text-properties fo:color="#000000" loext:opacity="100%" style:font-name="Linux Biolinum O1" fo:font-weight="normal" officeooo:rsid="00177055" style:font-weight-asian="normal" style:font-weight-complex="normal"/>
    </style:style>
    <style:style style:name="T12" style:family="text">
      <style:text-properties officeooo:rsid="001b5781"/>
    </style:style>
    <style:style style:name="T13" style:family="text">
      <style:text-properties officeooo:rsid="001cb46e"/>
    </style:style>
    <style:style style:name="T14" style:family="text">
      <style:text-properties officeooo:rsid="002111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" table:style-name="Table">
        <table:table-column table:style-name="Table.A"/>
        <table:table-column table:style-name="Table.B"/>
        <table:table-column table:style-name="Table.C"/>
        <table:table-row table:style-name="TableLine93995734387568">
          <table:table-cell table:style-name="Table.A1" office:value-type="string">
            <text:p text:style-name="P3">Herman Bergwerf</text:p>
            <text:p text:style-name="P2"/>
            <text:p text:style-name="P2"/>
          </table:table-cell>
          <table:table-cell table:style-name="Table.A1" office:value-type="string">
            <text:p text:style-name="P1">hbergwerf.nl</text:p>
          </table:table-cell>
          <table:table-cell table:style-name="Table.A1" office:value-type="string">
            <text:p text:style-name="P1">post@hbergwerf.nl</text:p>
          </table:table-cell>
        </table:table-row>
        <table:table-row table:style-name="TableLine93995734795568">
          <table:table-cell table:style-name="Table.A1" office:value-type="string">
            <text:p text:style-name="P24">Experience</text:p>
          </table:table-cell>
          <table:table-cell table:style-name="Table.A1" office:value-type="string">
            <text:p text:style-name="P14">Freelance Developer</text:p>
            <text:p text:style-name="P16">Bergwerf Labs</text:p>
            <text:p text:style-name="P29">2023 – Present</text:p>
            <text:p text:style-name="P29">On Location &amp; Remote</text:p>
            <text:p text:style-name="P29"/>
          </table:table-cell>
          <table:table-cell table:style-name="Table.A1" office:value-type="string">
            <text:p text:style-name="P10"/>
          </table:table-cell>
        </table:table-row>
        <table:table-row table:style-name="TableLine93995734795568">
          <table:table-cell table:style-name="Table.A1" office:value-type="string">
            <text:p text:style-name="P5"/>
          </table:table-cell>
          <table:table-cell table:style-name="Table.A1" office:value-type="string">
            <text:p text:style-name="P13">Backend Engineer</text:p>
            <text:p text:style-name="P11">Omoda</text:p>
            <text:p text:style-name="P28">Mar 2022 – Jul 2022</text:p>
            <text:p text:style-name="P28">Remote</text:p>
            <text:p text:style-name="P28"/>
          </table:table-cell>
          <table:table-cell table:style-name="Table.A1" office:value-type="string">
            <text:p text:style-name="P18">Responsible for researching novel machine learning techniques and implementing an image processing codebase in Python. We developed a fully automated pipeline for editing, cropping, and selecting photos from the photography studio of Omoda.</text:p>
            <text:p text:style-name="P18"/>
          </table:table-cell>
        </table:table-row>
        <table:table-row table:style-name="TableLine93995734682912">
          <table:table-cell table:style-name="Table.A1" office:value-type="string">
            <text:p text:style-name="P5"/>
          </table:table-cell>
          <table:table-cell table:style-name="Table.A1" office:value-type="string">
            <text:p text:style-name="P13">Software Engineer</text:p>
            <text:p text:style-name="P11">CreativeQuantum</text:p>
            <text:p text:style-name="P28">Aug 2017 – Dec 2021</text:p>
            <text:p text:style-name="P28">Berlin, Germany</text:p>
            <text:p text:style-name="P28"/>
          </table:table-cell>
          <table:table-cell table:style-name="Table.A1" office:value-type="string">
            <text:p text:style-name="P18">Lead designer and developer of a new, web-based chemical sketching program for the <text:span text:style-name="T4">w</text:span><text:span text:style-name="T2">ebChem</text:span> platform. <text:span text:style-name="T6">Using the Dart language I designed a modular event handling system and a top-notch rendering mechanism for chemical structures.</text:span></text:p>
            <text:p text:style-name="P18"/>
          </table:table-cell>
        </table:table-row>
        <table:table-row table:style-name="TableLine93995735911408">
          <table:table-cell table:style-name="Table.A1" office:value-type="string">
            <text:p text:style-name="P5"/>
          </table:table-cell>
          <table:table-cell table:style-name="Table.A1" office:value-type="string">
            <text:p text:style-name="P13">Full Stack Developer</text:p>
            <text:p text:style-name="P11">Learnbeat</text:p>
            <text:p text:style-name="P25">Jan 2017 – Jun 2018</text:p>
            <text:p text:style-name="P25">Leiden, Netherlands</text:p>
            <text:p text:style-name="P25"/>
          </table:table-cell>
          <table:table-cell table:style-name="Table.A1" office:value-type="string">
            <text:p text:style-name="P19">I was asked to implement a chemical sketching program based on MolView.org in <text:span text:style-name="T2">Learnbeat</text:span>, which is used for digital education by over 500 highschools in the Netherlands.</text:p>
          </table:table-cell>
        </table:table-row>
        <table:table-row table:style-name="TableLine93995735909840">
          <table:table-cell table:style-name="Table.A1" office:value-type="string">
            <text:p text:style-name="P5"/>
          </table:table-cell>
          <table:table-cell table:style-name="Table.A1" office:value-type="string">
            <text:p text:style-name="P13">Software Engineer</text:p>
            <text:p text:style-name="P11">Profects</text:p>
            <text:p text:style-name="P25">Aug 2014 – Dec 2016</text:p>
            <text:p text:style-name="P25">Kapelle, Netherlands</text:p>
            <text:p text:style-name="P25"/>
          </table:table-cell>
          <table:table-cell table:style-name="Table.A1" office:value-type="string">
            <text:p text:style-name="P19">At Profects I helped to develop a microservice architecture for new projects based on Docker and Golang. One of our projects involved an email scheduler that sends thousands of customized pricelists to customers of <text:span text:style-name="T2">Adri&amp;Zoon</text:span> to this day.</text:p>
            <text:p text:style-name="P19"/>
            <text:p text:style-name="P19"/>
          </table:table-cell>
        </table:table-row>
        <table:table-row table:style-name="TableLine93995611845056">
          <table:table-cell table:style-name="Table.A1" office:value-type="string">
            <text:p text:style-name="P5">Education</text:p>
          </table:table-cell>
          <table:table-cell table:style-name="Table.A1" office:value-type="string">
            <text:p text:style-name="P15">Radboud University</text:p>
            <text:p text:style-name="P12">MSc. <text:span text:style-name="T2">Mathematical Foundations</text:span></text:p>
            <text:p text:style-name="P17">of Computer Science</text:p>
            <text:p text:style-name="P26">2019 – 2023</text:p>
            <text:p text:style-name="P26"/>
          </table:table-cell>
          <table:table-cell table:style-name="Table.A1" office:value-type="string">
            <text:p text:style-name="P34">MFoCS follows a long-standing research</text:p>
            <text:p text:style-name="P34">tradition at RU in logical and mathematical foundations of computing science.</text:p>
            <text:p text:style-name="P36"/>
            <text:p text:style-name="P31"><text:span text:style-name="T5">Thesis:</text:span> <text:span text:style-name="T2">An Exploration of Graph Pebbling.</text:span></text:p>
            <text:p text:style-name="P20"/>
          </table:table-cell>
        </table:table-row>
        <table:table-row table:style-name="TableLine93995734553056">
          <table:table-cell table:style-name="Table.A1" office:value-type="string">
            <text:p text:style-name="P5"/>
          </table:table-cell>
          <table:table-cell table:style-name="Table.A1" office:value-type="string">
            <text:p text:style-name="P15">Delft University of Technology</text:p>
            <text:p text:style-name="P12">BSc. <text:span text:style-name="T2">Nanobiology</text:span></text:p>
            <text:p text:style-name="P27">2015 – 2019</text:p>
            <text:p text:style-name="P27"/>
          </table:table-cell>
          <table:table-cell table:style-name="Table.A1" office:value-type="string">
            <text:p text:style-name="P33">Nanobiology is the study of the complexity of living systems. It employs the methods and principles of Physics to do this in a quantitative way. </text:p>
            <text:p text:style-name="P35"/>
            <text:p text:style-name="P30"><text:span text:style-name="T5">Thesis:</text:span> <text:span text:style-name="T2">Nerve </text:span><text:span text:style-name="T3">fi</text:span><text:span text:style-name="T2">ber tracing in bright</text:span><text:span text:style-name="T3">fi</text:span><text:span text:style-name="T2">eld images of human skin using deep learnin</text:span><text:span text:style-name="T3">g.</text:span></text:p>
            <text:p text:style-name="P37"/>
            <text:p text:style-name="P37"/>
          </table:table-cell>
        </table:table-row>
        <table:table-row table:style-name="TableLine93995735162816">
          <table:table-cell table:style-name="Table.A1" office:value-type="string">
            <text:p text:style-name="P5">Skills</text:p>
          </table:table-cell>
          <table:table-cell table:style-name="Table.A1" office:value-type="string">
            <text:p text:style-name="P7"><text:span text:style-name="T14">Technical Documentation</text:span></text:p>
            <text:p text:style-name="P7">Visual Communication</text:p>
            <text:p text:style-name="P9">UI/UX Design</text:p>
            <text:p text:style-name="P7">Forma<text:span text:style-name="T13">l</text:span> Methods</text:p>
            <text:p text:style-name="P7">Agile Development</text:p>
            <text:p text:style-name="P8">De<text:span text:style-name="T12">v</text:span>Ops <text:span text:style-name="T14">&amp; Cloud APIs</text:span></text:p>
            <text:p text:style-name="P4">Database <text:span text:style-name="T14">&amp; Systems</text:span> Design</text:p>
            <text:p text:style-name="P7">3D Graphics <text:span text:style-name="T14">&amp; GPU Acceleration</text:span></text:p>
          </table:table-cell>
          <table:table-cell table:style-name="Table.A1" office:value-type="string">
            <text:p text:style-name="P21">Programming</text:p>
            <text:p text:style-name="P6"/>
            <text:p text:style-name="P22">JavaScript/TypeScript <text:span text:style-name="T7">(experienced)</text:span></text:p>
            <text:p text:style-name="P22">Python <text:span text:style-name="T7">(experienced)</text:span></text:p>
            <text:p text:style-name="P22"><text:span text:style-name="T9">C/C++</text:span><text:span text:style-name="T7"> (experienced)</text:span></text:p>
            <text:p text:style-name="P23">Dart <text:span text:style-name="T7">(experienced)</text:span></text:p>
            <text:p text:style-name="P23"><text:span text:style-name="T9">Go</text:span><text:span text:style-name="T7"> (intermediate)</text:span></text:p>
            <text:p text:style-name="P23"><text:span text:style-name="T9">Java</text:span><text:span text:style-name="T7"> (intermediate)</text:span></text:p>
            <text:p text:style-name="P23"><text:span text:style-name="T10">Julia</text:span><text:span text:style-name="T7"> (intermediate)</text:span></text:p>
            <text:p text:style-name="P32"><text:span text:style-name="T11">PHP</text:span><text:span text:style-name="T8"> (intermediate)</text:span></text:p>
            <text:p text:style-name="P23"><text:span text:style-name="T9">OCaml</text:span><text:span text:style-name="T8"> </text:span><text:span text:style-name="T7">(intermediate)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nux Biolinum O1" svg:font-family="'Linux Biolinum O'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Biolinum O2" svg:font-family="'Linux Biolinum 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8T15:25:19.971052349</meta:creation-date>
    <meta:editing-duration>PT13M28S</meta:editing-duration>
    <meta:editing-cycles>13</meta:editing-cycles>
    <meta:generator>LibreOffice/7.0.4.2$Linux_X86_64 LibreOffice_project/00$Build-2</meta:generator>
    <meta:initial-creator>Herman Bergwerf</meta:initial-creator>
    <dc:date>2023-05-17T12:21:55.396466618</dc:date>
    <dc:creator>Herman Bergwerf</dc:creator>
    <dc:title>Herman Bergwerf - Resume</dc:title>
    <meta:document-statistic meta:table-count="1" meta:image-count="0" meta:object-count="0" meta:page-count="1" meta:paragraph-count="60" meta:word-count="305" meta:character-count="2127" meta:non-whitespace-character-count="1874"/>
  </office:meta>
</office:document-meta>
</file>